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Thorndale" svg:font-family="Thorndale" style:font-family-generic="roman"/>
    <style:font-face style:name="Ezra SIL" svg:font-family="'Ezra SIL'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75in" fo:margin-right="-0.8118in" fo:text-indent="0in" style:auto-text-indent="false" style:page-number="auto" fo:background-color="transparent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style:font-name="Ezra SIL"/>
    </style:style>
    <style:style style:name="P3" style:family="paragraph">
      <loext:graphic-properties draw:fill="solid" draw:fill-color="#00000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zra SIL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style:text-outline="true" style:font-name="TakaoPGothic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true" style:text-line-through-style="none" style:text-line-through-type="none" style:text-position="0% 100%" style:font-name="TakaoPGothic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Ezra SIL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true" style:text-line-through-style="none" style:text-line-through-type="none" style:text-position="0% 100%" style:font-name="TakaoPGothic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8.2728in" fo:min-width="10.7346in" fo:padding-top="0.0516in" fo:padding-bottom="0.0516in" fo:padding-left="0.0984in" fo:padding-right="0.0984in" fo:wrap-option="wrap" draw:shadow="hidden" draw:shadow-offset-x="0.1201in" draw:shadow-offset-y="0.1201in" draw:shadow-color="#868686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3.5425in" fo:min-width="8.7925in" fo:padding-top="0.0516in" fo:padding-bottom="0.0516in" fo:padding-left="0.0984in" fo:padding-right="0.0984in" fo:wrap-option="wrap" draw:shadow="hidden" draw:shadow-offset-x="0.1201in" draw:shadow-offset-y="0.1201in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style-name="gr2" draw:text-style-name="P5" svg:width="8.9898in" svg:height="3.6449in" svg:x="0.8634in" svg:y="0.1819in"><text:p text:style-name="P4"><text:span text:style-name="T2">PHYSICAL DISTANCING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0" draw:style-name="gr1" draw:text-style-name="P3" svg:width="10.9323in" svg:height="8.376in" svg:x="0.0311in" svg:y="-0.7874in"><text:p text:style-name="P2"><text:span text:style-name="T1">SOCIAL BONDING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-12.8171318346019 5198.52709984435" draw:enhanced-path="A ?f5 ?f5 ?f11 ?f11 ?f10 ?f9 ?f8 ?f9 N A 0 0 21600 21600 ?f4 ?f3 ?f2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8 "/><draw:equation draw:name="f11" draw:formula="21600-?f5 "/><draw:handle draw:handle-position="$1 $0" draw:handle-polar="10800 10800" draw:handle-radius-range-minimum="0" draw:handle-radius-range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family-generic="roman"/>
    <style:font-face style:name="Thorndale" svg:font-family="Thorndale" style:font-family-generic="roman"/>
    <style:font-face style:name="Ezra SIL" svg:font-family="'Ezra SIL'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0252in" style:shadow="none" fo:background-color="transparent" style:writing-mode="lr-tb" draw:fill="none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2:29:48.951920497</meta:creation-date>
    <dc:date>2020-04-22T13:57:48.569482086</dc:date>
    <meta:editing-duration>PT56M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